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.367cm" svg:height="17.499cm" svg:x="4.626cm" svg:y="0.106cm">
            <draw:object draw:notify-on-update-of-ranges="Лист1.A1:Лист1.A100 Лист1.B1:Лист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0.312065543996639" calcext:value-type="float">
            <text:p>-0,312065543996639</text:p>
          </table:table-cell>
          <table:table-cell office:value-type="float" office:value="0.685392004363402" calcext:value-type="float">
            <text:p>0,685392004363402</text:p>
          </table:table-cell>
        </table:table-row>
        <table:table-row table:style-name="ro1">
          <table:table-cell office:value-type="float" office:value="-0.746085626073193" calcext:value-type="float">
            <text:p>-0,746085626073193</text:p>
          </table:table-cell>
          <table:table-cell office:value-type="float" office:value="-2.32067959051891" calcext:value-type="float">
            <text:p>-2,32067959051891</text:p>
          </table:table-cell>
        </table:table-row>
        <table:table-row table:style-name="ro1">
          <table:table-cell office:value-type="float" office:value="-0.666660185336248" calcext:value-type="float">
            <text:p>-0,666660185336248</text:p>
          </table:table-cell>
          <table:table-cell office:value-type="float" office:value="-0.0742439684509457" calcext:value-type="float">
            <text:p>-0,0742439684509457</text:p>
          </table:table-cell>
        </table:table-row>
        <table:table-row table:style-name="ro1">
          <table:table-cell office:value-type="float" office:value="-1.2877425782482" calcext:value-type="float">
            <text:p>-1,2877425782482</text:p>
          </table:table-cell>
          <table:table-cell office:value-type="float" office:value="-2.5833026996754" calcext:value-type="float">
            <text:p>-2,5833026996754</text:p>
          </table:table-cell>
        </table:table-row>
        <table:table-row table:style-name="ro1">
          <table:table-cell office:value-type="float" office:value="-0.0478812628972519" calcext:value-type="float">
            <text:p>-0,0478812628972519</text:p>
          </table:table-cell>
          <table:table-cell office:value-type="float" office:value="0.0503177800605101" calcext:value-type="float">
            <text:p>0,0503177800605101</text:p>
          </table:table-cell>
        </table:table-row>
        <table:table-row table:style-name="ro1">
          <table:table-cell office:value-type="float" office:value="-0.616454657700163" calcext:value-type="float">
            <text:p>-0,616454657700163</text:p>
          </table:table-cell>
          <table:table-cell office:value-type="float" office:value="-2.31732179138529" calcext:value-type="float">
            <text:p>-2,31732179138529</text:p>
          </table:table-cell>
        </table:table-row>
        <table:table-row table:style-name="ro1">
          <table:table-cell office:value-type="float" office:value="-0.102703356656675" calcext:value-type="float">
            <text:p>-0,102703356656675</text:p>
          </table:table-cell>
          <table:table-cell office:value-type="float" office:value="-2.40081360876205" calcext:value-type="float">
            <text:p>-2,40081360876205</text:p>
          </table:table-cell>
        </table:table-row>
        <table:table-row table:style-name="ro1">
          <table:table-cell office:value-type="float" office:value="-1.09942694586618" calcext:value-type="float">
            <text:p>-1,09942694586618</text:p>
          </table:table-cell>
          <table:table-cell office:value-type="float" office:value="-2.62044395280302" calcext:value-type="float">
            <text:p>-2,62044395280302</text:p>
          </table:table-cell>
        </table:table-row>
        <table:table-row table:style-name="ro1">
          <table:table-cell office:value-type="float" office:value="0.281680093255752" calcext:value-type="float">
            <text:p>0,281680093255752</text:p>
          </table:table-cell>
          <table:table-cell office:value-type="float" office:value="-2.88373721001274" calcext:value-type="float">
            <text:p>-2,88373721001274</text:p>
          </table:table-cell>
        </table:table-row>
        <table:table-row table:style-name="ro1">
          <table:table-cell office:value-type="float" office:value="-1.14264266646924" calcext:value-type="float">
            <text:p>-1,14264266646924</text:p>
          </table:table-cell>
          <table:table-cell office:value-type="float" office:value="-2.79421485041213" calcext:value-type="float">
            <text:p>-2,79421485041213</text:p>
          </table:table-cell>
        </table:table-row>
        <table:table-row table:style-name="ro1">
          <table:table-cell office:value-type="float" office:value="0.896393531973088" calcext:value-type="float">
            <text:p>0,896393531973088</text:p>
          </table:table-cell>
          <table:table-cell office:value-type="float" office:value="0.500330667799398" calcext:value-type="float">
            <text:p>0,500330667799398</text:p>
          </table:table-cell>
        </table:table-row>
        <table:table-row table:style-name="ro1">
          <table:table-cell office:value-type="float" office:value="0.970637630025938" calcext:value-type="float">
            <text:p>0,970637630025938</text:p>
          </table:table-cell>
          <table:table-cell office:value-type="float" office:value="-0.520935862147143" calcext:value-type="float">
            <text:p>-0,520935862147143</text:p>
          </table:table-cell>
        </table:table-row>
        <table:table-row table:style-name="ro1">
          <table:table-cell office:value-type="float" office:value="-0.0980966486901505" calcext:value-type="float">
            <text:p>-0,0980966486901505</text:p>
          </table:table-cell>
          <table:table-cell office:value-type="float" office:value="1.10927351959988" calcext:value-type="float">
            <text:p>1,10927351959988</text:p>
          </table:table-cell>
        </table:table-row>
        <table:table-row table:style-name="ro1">
          <table:table-cell office:value-type="float" office:value="-0.995247561488038" calcext:value-type="float">
            <text:p>-0,995247561488038</text:p>
          </table:table-cell>
          <table:table-cell office:value-type="float" office:value="-2.09382492025641" calcext:value-type="float">
            <text:p>-2,09382492025641</text:p>
          </table:table-cell>
        </table:table-row>
        <table:table-row table:style-name="ro1">
          <table:table-cell office:value-type="float" office:value="0.195893388093971" calcext:value-type="float">
            <text:p>0,195893388093971</text:p>
          </table:table-cell>
          <table:table-cell office:value-type="float" office:value="-0.557908524354976" calcext:value-type="float">
            <text:p>-0,557908524354976</text:p>
          </table:table-cell>
        </table:table-row>
        <table:table-row table:style-name="ro1">
          <table:table-cell office:value-type="float" office:value="-0.315635843183126" calcext:value-type="float">
            <text:p>-0,315635843183126</text:p>
          </table:table-cell>
          <table:table-cell office:value-type="float" office:value="1.30140447668506" calcext:value-type="float">
            <text:p>1,30140447668506</text:p>
          </table:table-cell>
        </table:table-row>
        <table:table-row table:style-name="ro1">
          <table:table-cell office:value-type="float" office:value="-0.39681330088214" calcext:value-type="float">
            <text:p>-0,39681330088214</text:p>
          </table:table-cell>
          <table:table-cell office:value-type="float" office:value="-3.07915952423402" calcext:value-type="float">
            <text:p>-3,07915952423402</text:p>
          </table:table-cell>
        </table:table-row>
        <table:table-row table:style-name="ro1">
          <table:table-cell office:value-type="float" office:value="-0.359357505930884" calcext:value-type="float">
            <text:p>-0,359357505930884</text:p>
          </table:table-cell>
          <table:table-cell office:value-type="float" office:value="-3.04731138357088" calcext:value-type="float">
            <text:p>-3,04731138357088</text:p>
          </table:table-cell>
        </table:table-row>
        <table:table-row table:style-name="ro1">
          <table:table-cell office:value-type="float" office:value="-0.333958419197128" calcext:value-type="float">
            <text:p>-0,333958419197128</text:p>
          </table:table-cell>
          <table:table-cell office:value-type="float" office:value="0.332082296388229" calcext:value-type="float">
            <text:p>0,332082296388229</text:p>
          </table:table-cell>
        </table:table-row>
        <table:table-row table:style-name="ro1">
          <table:table-cell office:value-type="float" office:value="-1.07360915772962" calcext:value-type="float">
            <text:p>-1,07360915772962</text:p>
          </table:table-cell>
          <table:table-cell office:value-type="float" office:value="-3.28625835275293" calcext:value-type="float">
            <text:p>-3,28625835275293</text:p>
          </table:table-cell>
        </table:table-row>
        <table:table-row table:style-name="ro1">
          <table:table-cell office:value-type="float" office:value="0.0859224186954339" calcext:value-type="float">
            <text:p>0,0859224186954339</text:p>
          </table:table-cell>
          <table:table-cell office:value-type="float" office:value="-2.72784620755412" calcext:value-type="float">
            <text:p>-2,72784620755412</text:p>
          </table:table-cell>
        </table:table-row>
        <table:table-row table:style-name="ro1">
          <table:table-cell office:value-type="float" office:value="1.17622090148726" calcext:value-type="float">
            <text:p>1,17622090148726</text:p>
          </table:table-cell>
          <table:table-cell office:value-type="float" office:value="1.32684066725037" calcext:value-type="float">
            <text:p>1,32684066725037</text:p>
          </table:table-cell>
        </table:table-row>
        <table:table-row table:style-name="ro1">
          <table:table-cell office:value-type="float" office:value="-0.57855500648817" calcext:value-type="float">
            <text:p>-0,57855500648817</text:p>
          </table:table-cell>
          <table:table-cell office:value-type="float" office:value="-1.76419772892227" calcext:value-type="float">
            <text:p>-1,76419772892227</text:p>
          </table:table-cell>
        </table:table-row>
        <table:table-row table:style-name="ro1">
          <table:table-cell office:value-type="float" office:value="0.373342741331209" calcext:value-type="float">
            <text:p>0,373342741331209</text:p>
          </table:table-cell>
          <table:table-cell office:value-type="float" office:value="-0.203486709277834" calcext:value-type="float">
            <text:p>-0,203486709277834</text:p>
          </table:table-cell>
        </table:table-row>
        <table:table-row table:style-name="ro1">
          <table:table-cell office:value-type="float" office:value="-1.22229635499016" calcext:value-type="float">
            <text:p>-1,22229635499016</text:p>
          </table:table-cell>
          <table:table-cell office:value-type="float" office:value="-2.71953364763032" calcext:value-type="float">
            <text:p>-2,71953364763032</text:p>
          </table:table-cell>
        </table:table-row>
        <table:table-row table:style-name="ro1">
          <table:table-cell office:value-type="float" office:value="-0.456027204878904" calcext:value-type="float">
            <text:p>-0,456027204878904</text:p>
          </table:table-cell>
          <table:table-cell office:value-type="float" office:value="-2.79041269027244" calcext:value-type="float">
            <text:p>-2,79041269027244</text:p>
          </table:table-cell>
        </table:table-row>
        <table:table-row table:style-name="ro1">
          <table:table-cell office:value-type="float" office:value="-0.136084490489232" calcext:value-type="float">
            <text:p>-0,136084490489232</text:p>
          </table:table-cell>
          <table:table-cell office:value-type="float" office:value="0.588493028191183" calcext:value-type="float">
            <text:p>0,588493028191183</text:p>
          </table:table-cell>
        </table:table-row>
        <table:table-row table:style-name="ro1">
          <table:table-cell office:value-type="float" office:value="-0.0552128183748486" calcext:value-type="float">
            <text:p>-0,0552128183748486</text:p>
          </table:table-cell>
          <table:table-cell office:value-type="float" office:value="0.381024052824732" calcext:value-type="float">
            <text:p>0,381024052824732</text:p>
          </table:table-cell>
        </table:table-row>
        <table:table-row table:style-name="ro1">
          <table:table-cell office:value-type="float" office:value="-0.974308785699104" calcext:value-type="float">
            <text:p>-0,974308785699104</text:p>
          </table:table-cell>
          <table:table-cell office:value-type="float" office:value="-2.86498762239737" calcext:value-type="float">
            <text:p>-2,86498762239737</text:p>
          </table:table-cell>
        </table:table-row>
        <table:table-row table:style-name="ro1">
          <table:table-cell office:value-type="float" office:value="-0.664166166000666" calcext:value-type="float">
            <text:p>-0,664166166000666</text:p>
          </table:table-cell>
          <table:table-cell office:value-type="float" office:value="-3.27011574276247" calcext:value-type="float">
            <text:p>-3,27011574276247</text:p>
          </table:table-cell>
        </table:table-row>
        <table:table-row table:style-name="ro1">
          <table:table-cell office:value-type="float" office:value="-1.1826520033281" calcext:value-type="float">
            <text:p>-1,1826520033281</text:p>
          </table:table-cell>
          <table:table-cell office:value-type="float" office:value="-2.69103797564694" calcext:value-type="float">
            <text:p>-2,69103797564694</text:p>
          </table:table-cell>
        </table:table-row>
        <table:table-row table:style-name="ro1">
          <table:table-cell office:value-type="float" office:value="-1.7320900776097" calcext:value-type="float">
            <text:p>-1,7320900776097</text:p>
          </table:table-cell>
          <table:table-cell office:value-type="float" office:value="-2.96566707164352" calcext:value-type="float">
            <text:p>-2,96566707164352</text:p>
          </table:table-cell>
        </table:table-row>
        <table:table-row table:style-name="ro1">
          <table:table-cell office:value-type="float" office:value="2.04348815876601" calcext:value-type="float">
            <text:p>2,04348815876601</text:p>
          </table:table-cell>
          <table:table-cell office:value-type="float" office:value="0.572099962549011" calcext:value-type="float">
            <text:p>0,572099962549011</text:p>
          </table:table-cell>
        </table:table-row>
        <table:table-row table:style-name="ro1">
          <table:table-cell office:value-type="float" office:value="0.47011298816795" calcext:value-type="float">
            <text:p>0,47011298816795</text:p>
          </table:table-cell>
          <table:table-cell office:value-type="float" office:value="-0.987095310887498" calcext:value-type="float">
            <text:p>-0,987095310887498</text:p>
          </table:table-cell>
        </table:table-row>
        <table:table-row table:style-name="ro1">
          <table:table-cell office:value-type="float" office:value="0.577888087579328" calcext:value-type="float">
            <text:p>0,577888087579328</text:p>
          </table:table-cell>
          <table:table-cell office:value-type="float" office:value="0.894474222887872" calcext:value-type="float">
            <text:p>0,894474222887872</text:p>
          </table:table-cell>
        </table:table-row>
        <table:table-row table:style-name="ro1">
          <table:table-cell office:value-type="float" office:value="1.45010682393954" calcext:value-type="float">
            <text:p>1,45010682393954</text:p>
          </table:table-cell>
          <table:table-cell office:value-type="float" office:value="0.718750936219283" calcext:value-type="float">
            <text:p>0,718750936219283</text:p>
          </table:table-cell>
        </table:table-row>
        <table:table-row table:style-name="ro1">
          <table:table-cell office:value-type="float" office:value="0.263310321988329" calcext:value-type="float">
            <text:p>0,263310321988329</text:p>
          </table:table-cell>
          <table:table-cell office:value-type="float" office:value="-2.40491018126065" calcext:value-type="float">
            <text:p>-2,40491018126065</text:p>
          </table:table-cell>
        </table:table-row>
        <table:table-row table:style-name="ro1">
          <table:table-cell office:value-type="float" office:value="0.998085381673504" calcext:value-type="float">
            <text:p>0,998085381673504</text:p>
          </table:table-cell>
          <table:table-cell office:value-type="float" office:value="-0.850945459318662" calcext:value-type="float">
            <text:p>-0,850945459318662</text:p>
          </table:table-cell>
        </table:table-row>
        <table:table-row table:style-name="ro1">
          <table:table-cell office:value-type="float" office:value="0.271323370131044" calcext:value-type="float">
            <text:p>0,271323370131044</text:p>
          </table:table-cell>
          <table:table-cell office:value-type="float" office:value="-2.85611812874168" calcext:value-type="float">
            <text:p>-2,85611812874168</text:p>
          </table:table-cell>
        </table:table-row>
        <table:table-row table:style-name="ro1">
          <table:table-cell office:value-type="float" office:value="-1.29089041340981" calcext:value-type="float">
            <text:p>-1,29089041340981</text:p>
          </table:table-cell>
          <table:table-cell office:value-type="float" office:value="-3.24397299314845" calcext:value-type="float">
            <text:p>-3,24397299314845</text:p>
          </table:table-cell>
        </table:table-row>
        <table:table-row table:style-name="ro1">
          <table:table-cell office:value-type="float" office:value="0.604348382743906" calcext:value-type="float">
            <text:p>0,604348382743906</text:p>
          </table:table-cell>
          <table:table-cell office:value-type="float" office:value="-0.827013666511033" calcext:value-type="float">
            <text:p>-0,827013666511033</text:p>
          </table:table-cell>
        </table:table-row>
        <table:table-row table:style-name="ro1">
          <table:table-cell office:value-type="float" office:value="0.159267916121606" calcext:value-type="float">
            <text:p>0,159267916121606</text:p>
          </table:table-cell>
          <table:table-cell office:value-type="float" office:value="-3.06286158816372" calcext:value-type="float">
            <text:p>-3,06286158816372</text:p>
          </table:table-cell>
        </table:table-row>
        <table:table-row table:style-name="ro1">
          <table:table-cell office:value-type="float" office:value="0.0797430587483019" calcext:value-type="float">
            <text:p>0,0797430587483019</text:p>
          </table:table-cell>
          <table:table-cell office:value-type="float" office:value="-3.11380700571143" calcext:value-type="float">
            <text:p>-3,11380700571143</text:p>
          </table:table-cell>
        </table:table-row>
        <table:table-row table:style-name="ro1">
          <table:table-cell office:value-type="float" office:value="1.34456845174457" calcext:value-type="float">
            <text:p>1,34456845174457</text:p>
          </table:table-cell>
          <table:table-cell office:value-type="float" office:value="-0.655620781648739" calcext:value-type="float">
            <text:p>-0,655620781648739</text:p>
          </table:table-cell>
        </table:table-row>
        <table:table-row table:style-name="ro1">
          <table:table-cell office:value-type="float" office:value="-1.53946306744865" calcext:value-type="float">
            <text:p>-1,53946306744865</text:p>
          </table:table-cell>
          <table:table-cell office:value-type="float" office:value="-2.23294381140945" calcext:value-type="float">
            <text:p>-2,23294381140945</text:p>
          </table:table-cell>
        </table:table-row>
        <table:table-row table:style-name="ro1">
          <table:table-cell office:value-type="float" office:value="0.453794824065753" calcext:value-type="float">
            <text:p>0,453794824065753</text:p>
          </table:table-cell>
          <table:table-cell office:value-type="float" office:value="1.71692160449782" calcext:value-type="float">
            <text:p>1,71692160449782</text:p>
          </table:table-cell>
        </table:table-row>
        <table:table-row table:style-name="ro1">
          <table:table-cell office:value-type="float" office:value="-0.497084325794768" calcext:value-type="float">
            <text:p>-0,497084325794768</text:p>
          </table:table-cell>
          <table:table-cell office:value-type="float" office:value="-2.03850043460121" calcext:value-type="float">
            <text:p>-2,03850043460121</text:p>
          </table:table-cell>
        </table:table-row>
        <table:table-row table:style-name="ro1">
          <table:table-cell office:value-type="float" office:value="-1.49020140247799" calcext:value-type="float">
            <text:p>-1,49020140247799</text:p>
          </table:table-cell>
          <table:table-cell office:value-type="float" office:value="-3.02870499996428" calcext:value-type="float">
            <text:p>-3,02870499996428</text:p>
          </table:table-cell>
        </table:table-row>
        <table:table-row table:style-name="ro1">
          <table:table-cell office:value-type="float" office:value="0.789151661146123" calcext:value-type="float">
            <text:p>0,789151661146123</text:p>
          </table:table-cell>
          <table:table-cell office:value-type="float" office:value="-0.250135929598239" calcext:value-type="float">
            <text:p>-0,250135929598239</text:p>
          </table:table-cell>
        </table:table-row>
        <table:table-row table:style-name="ro1">
          <table:table-cell office:value-type="float" office:value="0.0478658067032394" calcext:value-type="float">
            <text:p>0,0478658067032394</text:p>
          </table:table-cell>
          <table:table-cell office:value-type="float" office:value="-2.04855117418005" calcext:value-type="float">
            <text:p>-2,04855117418005</text:p>
          </table:table-cell>
        </table:table-row>
        <table:table-row table:style-name="ro1">
          <table:table-cell office:value-type="float" office:value="-0.24465824789631" calcext:value-type="float">
            <text:p>-0,24465824789631</text:p>
          </table:table-cell>
          <table:table-cell office:value-type="float" office:value="1.1996067561928" calcext:value-type="float">
            <text:p>1,1996067561928</text:p>
          </table:table-cell>
        </table:table-row>
        <table:table-row table:style-name="ro1">
          <table:table-cell office:value-type="float" office:value="1.00245329963212" calcext:value-type="float">
            <text:p>1,00245329963212</text:p>
          </table:table-cell>
          <table:table-cell office:value-type="float" office:value="0.503721058785834" calcext:value-type="float">
            <text:p>0,503721058785834</text:p>
          </table:table-cell>
        </table:table-row>
        <table:table-row table:style-name="ro1">
          <table:table-cell office:value-type="float" office:value="1.26643012766824" calcext:value-type="float">
            <text:p>1,26643012766824</text:p>
          </table:table-cell>
          <table:table-cell office:value-type="float" office:value="1.20194644952626" calcext:value-type="float">
            <text:p>1,20194644952626</text:p>
          </table:table-cell>
        </table:table-row>
        <table:table-row table:style-name="ro1">
          <table:table-cell office:value-type="float" office:value="1.44415556151543" calcext:value-type="float">
            <text:p>1,44415556151543</text:p>
          </table:table-cell>
          <table:table-cell office:value-type="float" office:value="0.0269599357168964" calcext:value-type="float">
            <text:p>0,0269599357168964</text:p>
          </table:table-cell>
        </table:table-row>
        <table:table-row table:style-name="ro1">
          <table:table-cell office:value-type="float" office:value="1.76849148087851" calcext:value-type="float">
            <text:p>1,76849148087851</text:p>
          </table:table-cell>
          <table:table-cell office:value-type="float" office:value="0.380256001307696" calcext:value-type="float">
            <text:p>0,380256001307696</text:p>
          </table:table-cell>
        </table:table-row>
        <table:table-row table:style-name="ro1">
          <table:table-cell office:value-type="float" office:value="-0.301467123594798" calcext:value-type="float">
            <text:p>-0,301467123594798</text:p>
          </table:table-cell>
          <table:table-cell office:value-type="float" office:value="-0.423729475127004" calcext:value-type="float">
            <text:p>-0,423729475127004</text:p>
          </table:table-cell>
        </table:table-row>
        <table:table-row table:style-name="ro1">
          <table:table-cell office:value-type="float" office:value="0.558983191598582" calcext:value-type="float">
            <text:p>0,558983191598582</text:p>
          </table:table-cell>
          <table:table-cell office:value-type="float" office:value="1.59322428381264" calcext:value-type="float">
            <text:p>1,59322428381264</text:p>
          </table:table-cell>
        </table:table-row>
        <table:table-row table:style-name="ro1">
          <table:table-cell office:value-type="float" office:value="-1.13255983141329" calcext:value-type="float">
            <text:p>-1,13255983141329</text:p>
          </table:table-cell>
          <table:table-cell office:value-type="float" office:value="-1.8164334546423" calcext:value-type="float">
            <text:p>-1,8164334546423</text:p>
          </table:table-cell>
        </table:table-row>
        <table:table-row table:style-name="ro1">
          <table:table-cell office:value-type="float" office:value="-0.938235972846665" calcext:value-type="float">
            <text:p>-0,938235972846665</text:p>
          </table:table-cell>
          <table:table-cell office:value-type="float" office:value="-2.3124555569593" calcext:value-type="float">
            <text:p>-2,3124555569593</text:p>
          </table:table-cell>
        </table:table-row>
        <table:table-row table:style-name="ro1">
          <table:table-cell office:value-type="float" office:value="-1.8088340614595" calcext:value-type="float">
            <text:p>-1,8088340614595</text:p>
          </table:table-cell>
          <table:table-cell office:value-type="float" office:value="-2.60973200509764" calcext:value-type="float">
            <text:p>-2,60973200509764</text:p>
          </table:table-cell>
        </table:table-row>
        <table:table-row table:style-name="ro1">
          <table:table-cell office:value-type="float" office:value="-0.0254503753186417" calcext:value-type="float">
            <text:p>-0,0254503753186417</text:p>
          </table:table-cell>
          <table:table-cell office:value-type="float" office:value="-3.22589260438324" calcext:value-type="float">
            <text:p>-3,22589260438324</text:p>
          </table:table-cell>
        </table:table-row>
        <table:table-row table:style-name="ro1">
          <table:table-cell office:value-type="float" office:value="-0.255924732041574" calcext:value-type="float">
            <text:p>-0,255924732041574</text:p>
          </table:table-cell>
          <table:table-cell office:value-type="float" office:value="-3.09172065353846" calcext:value-type="float">
            <text:p>-3,09172065353846</text:p>
          </table:table-cell>
        </table:table-row>
        <table:table-row table:style-name="ro1">
          <table:table-cell office:value-type="float" office:value="-1.19695627009053" calcext:value-type="float">
            <text:p>-1,19695627009053</text:p>
          </table:table-cell>
          <table:table-cell office:value-type="float" office:value="-2.24772710081591" calcext:value-type="float">
            <text:p>-2,24772710081591</text:p>
          </table:table-cell>
        </table:table-row>
        <table:table-row table:style-name="ro1">
          <table:table-cell office:value-type="float" office:value="-1.17627673189111" calcext:value-type="float">
            <text:p>-1,17627673189111</text:p>
          </table:table-cell>
          <table:table-cell office:value-type="float" office:value="-1.89952504508815" calcext:value-type="float">
            <text:p>-1,89952504508815</text:p>
          </table:table-cell>
        </table:table-row>
        <table:table-row table:style-name="ro1">
          <table:table-cell office:value-type="float" office:value="-1.1332038832348" calcext:value-type="float">
            <text:p>-1,1332038832348</text:p>
          </table:table-cell>
          <table:table-cell office:value-type="float" office:value="-2.02440036624103" calcext:value-type="float">
            <text:p>-2,02440036624103</text:p>
          </table:table-cell>
        </table:table-row>
        <table:table-row table:style-name="ro1">
          <table:table-cell office:value-type="float" office:value="-0.359735104785978" calcext:value-type="float">
            <text:p>-0,359735104785978</text:p>
          </table:table-cell>
          <table:table-cell office:value-type="float" office:value="-2.57662886602628" calcext:value-type="float">
            <text:p>-2,57662886602628</text:p>
          </table:table-cell>
        </table:table-row>
        <table:table-row table:style-name="ro1">
          <table:table-cell office:value-type="float" office:value="1.00396761656138" calcext:value-type="float">
            <text:p>1,00396761656138</text:p>
          </table:table-cell>
          <table:table-cell office:value-type="float" office:value="0.237031640001094" calcext:value-type="float">
            <text:p>0,237031640001094</text:p>
          </table:table-cell>
        </table:table-row>
        <table:table-row table:style-name="ro1">
          <table:table-cell office:value-type="float" office:value="0.251458342080802" calcext:value-type="float">
            <text:p>0,251458342080802</text:p>
          </table:table-cell>
          <table:table-cell office:value-type="float" office:value="-2.37221681612183" calcext:value-type="float">
            <text:p>-2,37221681612183</text:p>
          </table:table-cell>
        </table:table-row>
        <table:table-row table:style-name="ro1">
          <table:table-cell office:value-type="float" office:value="-0.392882350499302" calcext:value-type="float">
            <text:p>-0,392882350499302</text:p>
          </table:table-cell>
          <table:table-cell office:value-type="float" office:value="-0.0522659861068353" calcext:value-type="float">
            <text:p>-0,0522659861068353</text:p>
          </table:table-cell>
        </table:table-row>
        <table:table-row table:style-name="ro1">
          <table:table-cell office:value-type="float" office:value="-0.896178156717245" calcext:value-type="float">
            <text:p>-0,896178156717245</text:p>
          </table:table-cell>
          <table:table-cell office:value-type="float" office:value="-1.69496071911282" calcext:value-type="float">
            <text:p>-1,69496071911282</text:p>
          </table:table-cell>
        </table:table-row>
        <table:table-row table:style-name="ro1">
          <table:table-cell office:value-type="float" office:value="-0.204547811696663" calcext:value-type="float">
            <text:p>-0,204547811696663</text:p>
          </table:table-cell>
          <table:table-cell office:value-type="float" office:value="-1.9439165129238" calcext:value-type="float">
            <text:p>-1,9439165129238</text:p>
          </table:table-cell>
        </table:table-row>
        <table:table-row table:style-name="ro1">
          <table:table-cell office:value-type="float" office:value="-0.259441854820066" calcext:value-type="float">
            <text:p>-0,259441854820066</text:p>
          </table:table-cell>
          <table:table-cell office:value-type="float" office:value="0.388286014936987" calcext:value-type="float">
            <text:p>0,388286014936987</text:p>
          </table:table-cell>
        </table:table-row>
        <table:table-row table:style-name="ro1">
          <table:table-cell office:value-type="float" office:value="-0.0749327835713851" calcext:value-type="float">
            <text:p>-0,0749327835713851</text:p>
          </table:table-cell>
          <table:table-cell office:value-type="float" office:value="0.834570638933714" calcext:value-type="float">
            <text:p>0,834570638933714</text:p>
          </table:table-cell>
        </table:table-row>
        <table:table-row table:style-name="ro1">
          <table:table-cell office:value-type="float" office:value="-0.183423971725272" calcext:value-type="float">
            <text:p>-0,183423971725272</text:p>
          </table:table-cell>
          <table:table-cell office:value-type="float" office:value="-3.12584368885365" calcext:value-type="float">
            <text:p>-3,12584368885365</text:p>
          </table:table-cell>
        </table:table-row>
        <table:table-row table:style-name="ro1">
          <table:table-cell office:value-type="float" office:value="0.144442061997374" calcext:value-type="float">
            <text:p>0,144442061997374</text:p>
          </table:table-cell>
          <table:table-cell office:value-type="float" office:value="1.35888432636227" calcext:value-type="float">
            <text:p>1,35888432636227</text:p>
          </table:table-cell>
        </table:table-row>
        <table:table-row table:style-name="ro1">
          <table:table-cell office:value-type="float" office:value="0.926724102501203" calcext:value-type="float">
            <text:p>0,926724102501203</text:p>
          </table:table-cell>
          <table:table-cell office:value-type="float" office:value="0.0964493651270151" calcext:value-type="float">
            <text:p>0,0964493651270151</text:p>
          </table:table-cell>
        </table:table-row>
        <table:table-row table:style-name="ro1">
          <table:table-cell office:value-type="float" office:value="1.34301283191872" calcext:value-type="float">
            <text:p>1,34301283191872</text:p>
          </table:table-cell>
          <table:table-cell office:value-type="float" office:value="-0.0699141344848102" calcext:value-type="float">
            <text:p>-0,0699141344848102</text:p>
          </table:table-cell>
        </table:table-row>
        <table:table-row table:style-name="ro1">
          <table:table-cell office:value-type="float" office:value="0.539617051285247" calcext:value-type="float">
            <text:p>0,539617051285247</text:p>
          </table:table-cell>
          <table:table-cell office:value-type="float" office:value="1.12167742954271" calcext:value-type="float">
            <text:p>1,12167742954271</text:p>
          </table:table-cell>
        </table:table-row>
        <table:table-row table:style-name="ro1">
          <table:table-cell office:value-type="float" office:value="-0.545386403126833" calcext:value-type="float">
            <text:p>-0,545386403126833</text:p>
          </table:table-cell>
          <table:table-cell office:value-type="float" office:value="-3.33862870855626" calcext:value-type="float">
            <text:p>-3,33862870855626</text:p>
          </table:table-cell>
        </table:table-row>
        <table:table-row table:style-name="ro1">
          <table:table-cell office:value-type="float" office:value="1.01303461433492" calcext:value-type="float">
            <text:p>1,01303461433492</text:p>
          </table:table-cell>
          <table:table-cell office:value-type="float" office:value="-0.137050840045002" calcext:value-type="float">
            <text:p>-0,137050840045002</text:p>
          </table:table-cell>
        </table:table-row>
        <table:table-row table:style-name="ro1">
          <table:table-cell office:value-type="float" office:value="1.53018687560002" calcext:value-type="float">
            <text:p>1,53018687560002</text:p>
          </table:table-cell>
          <table:table-cell office:value-type="float" office:value="1.46172834110503" calcext:value-type="float">
            <text:p>1,46172834110503</text:p>
          </table:table-cell>
        </table:table-row>
        <table:table-row table:style-name="ro1">
          <table:table-cell office:value-type="float" office:value="1.56553604251901" calcext:value-type="float">
            <text:p>1,56553604251901</text:p>
          </table:table-cell>
          <table:table-cell office:value-type="float" office:value="0.844135250619302" calcext:value-type="float">
            <text:p>0,844135250619302</text:p>
          </table:table-cell>
        </table:table-row>
        <table:table-row table:style-name="ro1">
          <table:table-cell office:value-type="float" office:value="-0.714440932392821" calcext:value-type="float">
            <text:p>-0,714440932392821</text:p>
          </table:table-cell>
          <table:table-cell office:value-type="float" office:value="-2.84103366976853" calcext:value-type="float">
            <text:p>-2,84103366976853</text:p>
          </table:table-cell>
        </table:table-row>
        <table:table-row table:style-name="ro1">
          <table:table-cell office:value-type="float" office:value="1.20863951775144" calcext:value-type="float">
            <text:p>1,20863951775144</text:p>
          </table:table-cell>
          <table:table-cell office:value-type="float" office:value="0.0661991670219841" calcext:value-type="float">
            <text:p>0,0661991670219841</text:p>
          </table:table-cell>
        </table:table-row>
        <table:table-row table:style-name="ro1">
          <table:table-cell office:value-type="float" office:value="-0.650576919684864" calcext:value-type="float">
            <text:p>-0,650576919684864</text:p>
          </table:table-cell>
          <table:table-cell office:value-type="float" office:value="-2.22327066268529" calcext:value-type="float">
            <text:p>-2,22327066268529</text:p>
          </table:table-cell>
        </table:table-row>
        <table:table-row table:style-name="ro1">
          <table:table-cell office:value-type="float" office:value="-0.145886402987029" calcext:value-type="float">
            <text:p>-0,145886402987029</text:p>
          </table:table-cell>
          <table:table-cell office:value-type="float" office:value="-0.295346988314928" calcext:value-type="float">
            <text:p>-0,295346988314928</text:p>
          </table:table-cell>
        </table:table-row>
        <table:table-row table:style-name="ro1">
          <table:table-cell office:value-type="float" office:value="1.02235034138821" calcext:value-type="float">
            <text:p>1,02235034138821</text:p>
          </table:table-cell>
          <table:table-cell office:value-type="float" office:value="1.45937875431361" calcext:value-type="float">
            <text:p>1,45937875431361</text:p>
          </table:table-cell>
        </table:table-row>
        <table:table-row table:style-name="ro1">
          <table:table-cell office:value-type="float" office:value="-0.662372156364872" calcext:value-type="float">
            <text:p>-0,662372156364872</text:p>
          </table:table-cell>
          <table:table-cell office:value-type="float" office:value="-1.85226411579328" calcext:value-type="float">
            <text:p>-1,85226411579328</text:p>
          </table:table-cell>
        </table:table-row>
        <table:table-row table:style-name="ro1">
          <table:table-cell office:value-type="float" office:value="0.468290652427006" calcext:value-type="float">
            <text:p>0,468290652427006</text:p>
          </table:table-cell>
          <table:table-cell office:value-type="float" office:value="0.0265560181423259" calcext:value-type="float">
            <text:p>0,0265560181423259</text:p>
          </table:table-cell>
        </table:table-row>
        <table:table-row table:style-name="ro1">
          <table:table-cell office:value-type="float" office:value="-1.12545967280003" calcext:value-type="float">
            <text:p>-1,12545967280003</text:p>
          </table:table-cell>
          <table:table-cell office:value-type="float" office:value="-1.91939740940204" calcext:value-type="float">
            <text:p>-1,91939740940204</text:p>
          </table:table-cell>
        </table:table-row>
        <table:table-row table:style-name="ro1">
          <table:table-cell office:value-type="float" office:value="-0.394306904615395" calcext:value-type="float">
            <text:p>-0,394306904615395</text:p>
          </table:table-cell>
          <table:table-cell office:value-type="float" office:value="-2.72381135869126" calcext:value-type="float">
            <text:p>-2,72381135869126</text:p>
          </table:table-cell>
        </table:table-row>
        <table:table-row table:style-name="ro1">
          <table:table-cell office:value-type="float" office:value="-1.24749186752407" calcext:value-type="float">
            <text:p>-1,24749186752407</text:p>
          </table:table-cell>
          <table:table-cell office:value-type="float" office:value="-2.03653487407191" calcext:value-type="float">
            <text:p>-2,03653487407191</text:p>
          </table:table-cell>
        </table:table-row>
        <table:table-row table:style-name="ro1">
          <table:table-cell office:value-type="float" office:value="-0.729749062211657" calcext:value-type="float">
            <text:p>-0,729749062211657</text:p>
          </table:table-cell>
          <table:table-cell office:value-type="float" office:value="-0.0570269846309641" calcext:value-type="float">
            <text:p>-0,0570269846309641</text:p>
          </table:table-cell>
        </table:table-row>
        <table:table-row table:style-name="ro1">
          <table:table-cell office:value-type="float" office:value="-0.193572845718252" calcext:value-type="float">
            <text:p>-0,193572845718252</text:p>
          </table:table-cell>
          <table:table-cell office:value-type="float" office:value="-3.48719603624672" calcext:value-type="float">
            <text:p>-3,48719603624672</text:p>
          </table:table-cell>
        </table:table-row>
        <table:table-row table:style-name="ro1">
          <table:table-cell office:value-type="float" office:value="-0.220294389369569" calcext:value-type="float">
            <text:p>-0,220294389369569</text:p>
          </table:table-cell>
          <table:table-cell office:value-type="float" office:value="0.77491007004898" calcext:value-type="float">
            <text:p>0,77491007004898</text:p>
          </table:table-cell>
        </table:table-row>
        <table:table-row table:style-name="ro1">
          <table:table-cell office:value-type="float" office:value="1.23297122077016" calcext:value-type="float">
            <text:p>1,23297122077016</text:p>
          </table:table-cell>
          <table:table-cell office:value-type="float" office:value="0.324181889030292" calcext:value-type="float">
            <text:p>0,324181889030292</text:p>
          </table:table-cell>
        </table:table-row>
        <table:table-row table:style-name="ro1">
          <table:table-cell office:value-type="float" office:value="0.333475294162464" calcext:value-type="float">
            <text:p>0,333475294162464</text:p>
          </table:table-cell>
          <table:table-cell office:value-type="float" office:value="-0.18462139708341" calcext:value-type="float">
            <text:p>-0,18462139708341</text:p>
          </table:table-cell>
        </table:table-row>
        <table:table-row table:style-name="ro1">
          <table:table-cell office:value-type="float" office:value="1.50241816415017" calcext:value-type="float">
            <text:p>1,50241816415017</text:p>
          </table:table-cell>
          <table:table-cell office:value-type="float" office:value="0.242312004299768" calcext:value-type="float">
            <text:p>0,242312004299768</text:p>
          </table:table-cell>
        </table:table-row>
        <table:table-row table:style-name="ro1">
          <table:table-cell office:value-type="float" office:value="1.16818022684622" calcext:value-type="float">
            <text:p>1,16818022684622</text:p>
          </table:table-cell>
          <table:table-cell office:value-type="float" office:value="0.397842722310216" calcext:value-type="float">
            <text:p>0,397842722310216</text:p>
          </table:table-cell>
        </table:table-row>
        <table:table-row table:style-name="ro1">
          <table:table-cell office:value-type="float" office:value="-0.550685659377588" calcext:value-type="float">
            <text:p>-0,550685659377588</text:p>
          </table:table-cell>
          <table:table-cell office:value-type="float" office:value="-2.348858811572" calcext:value-type="float">
            <text:p>-2,348858811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1:57:21.743000000</meta:creation-date>
    <meta:generator>LibreOffice/24.8.5.2$Windows_X86_64 LibreOffice_project/fddf2685c70b461e7832239a0162a77216259f22</meta:generator>
    <dc:date>2025-04-19T12:11:15.399000000</dc:date>
    <meta:editing-duration>PT3M37S</meta:editing-duration>
    <meta:editing-cycles>2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8cm" svg:height="17.5cm" xlink:href=".." xlink:type="simple" chart:class="chart:scatter" chart:style-name="ch1">
        <chart:legend chart:legend-position="end" svg:x="18.905cm" svg:y="8.451cm" style:legend-expansion="high" chart:style-name="ch2"/>
        <chart:plot-area chart:style-name="ch3" table:cell-range-address="Лист1.A1:Лист1.B100" svg:x="0.427cm" svg:y="0.35cm" svg:width="18.051cm" svg:height="16.8cm">
          <chart:coordinate-region svg:x="0.724cm" svg:y="0.549cm" svg:width="17.513cm" svg:height="16.4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0" chart:class="chart:scatter">
            <chart:domain table:cell-range-address="Лист1.A1:Лист1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12065543996639">
                <text:p>-0.312065543996639</text:p>
                <draw:g>
                  <svg:desc>Лист1.A1:Лист1.A100</svg:desc>
                </draw:g>
              </table:table-cell>
              <table:table-cell office:value-type="float" office:value="0.685392004363402">
                <text:p>0.685392004363402</text:p>
                <draw:g>
                  <svg:desc>Лист1.B1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46085626073193">
                <text:p>-0.746085626073193</text:p>
              </table:table-cell>
              <table:table-cell office:value-type="float" office:value="-2.32067959051891">
                <text:p>-2.32067959051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66660185336248">
                <text:p>-0.666660185336248</text:p>
              </table:table-cell>
              <table:table-cell office:value-type="float" office:value="-0.0742439684509457">
                <text:p>-0.0742439684509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877425782482">
                <text:p>-1.2877425782482</text:p>
              </table:table-cell>
              <table:table-cell office:value-type="float" office:value="-2.5833026996754">
                <text:p>-2.5833026996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78812628972519">
                <text:p>-0.0478812628972519</text:p>
              </table:table-cell>
              <table:table-cell office:value-type="float" office:value="0.0503177800605101">
                <text:p>0.0503177800605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16454657700163">
                <text:p>-0.616454657700163</text:p>
              </table:table-cell>
              <table:table-cell office:value-type="float" office:value="-2.31732179138529">
                <text:p>-2.31732179138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02703356656675">
                <text:p>-0.102703356656675</text:p>
              </table:table-cell>
              <table:table-cell office:value-type="float" office:value="-2.40081360876205">
                <text:p>-2.40081360876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942694586618">
                <text:p>-1.09942694586618</text:p>
              </table:table-cell>
              <table:table-cell office:value-type="float" office:value="-2.62044395280302">
                <text:p>-2.62044395280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1680093255752">
                <text:p>0.281680093255752</text:p>
              </table:table-cell>
              <table:table-cell office:value-type="float" office:value="-2.88373721001274">
                <text:p>-2.88373721001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4264266646924">
                <text:p>-1.14264266646924</text:p>
              </table:table-cell>
              <table:table-cell office:value-type="float" office:value="-2.79421485041213">
                <text:p>-2.79421485041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6393531973088">
                <text:p>0.896393531973088</text:p>
              </table:table-cell>
              <table:table-cell office:value-type="float" office:value="0.500330667799398">
                <text:p>0.500330667799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0637630025938">
                <text:p>0.970637630025938</text:p>
              </table:table-cell>
              <table:table-cell office:value-type="float" office:value="-0.520935862147143">
                <text:p>-0.52093586214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80966486901505">
                <text:p>-0.0980966486901505</text:p>
              </table:table-cell>
              <table:table-cell office:value-type="float" office:value="1.10927351959988">
                <text:p>1.10927351959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95247561488038">
                <text:p>-0.995247561488038</text:p>
              </table:table-cell>
              <table:table-cell office:value-type="float" office:value="-2.09382492025641">
                <text:p>-2.0938249202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5893388093971">
                <text:p>0.195893388093971</text:p>
              </table:table-cell>
              <table:table-cell office:value-type="float" office:value="-0.557908524354976">
                <text:p>-0.557908524354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15635843183126">
                <text:p>-0.315635843183126</text:p>
              </table:table-cell>
              <table:table-cell office:value-type="float" office:value="1.30140447668506">
                <text:p>1.30140447668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681330088214">
                <text:p>-0.39681330088214</text:p>
              </table:table-cell>
              <table:table-cell office:value-type="float" office:value="-3.07915952423402">
                <text:p>-3.0791595242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59357505930884">
                <text:p>-0.359357505930884</text:p>
              </table:table-cell>
              <table:table-cell office:value-type="float" office:value="-3.04731138357088">
                <text:p>-3.04731138357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33958419197128">
                <text:p>-0.333958419197128</text:p>
              </table:table-cell>
              <table:table-cell office:value-type="float" office:value="0.332082296388229">
                <text:p>0.332082296388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7360915772962">
                <text:p>-1.07360915772962</text:p>
              </table:table-cell>
              <table:table-cell office:value-type="float" office:value="-3.28625835275293">
                <text:p>-3.28625835275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9224186954339">
                <text:p>0.0859224186954339</text:p>
              </table:table-cell>
              <table:table-cell office:value-type="float" office:value="-2.72784620755412">
                <text:p>-2.72784620755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622090148726">
                <text:p>1.17622090148726</text:p>
              </table:table-cell>
              <table:table-cell office:value-type="float" office:value="1.32684066725037">
                <text:p>1.32684066725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7855500648817">
                <text:p>-0.57855500648817</text:p>
              </table:table-cell>
              <table:table-cell office:value-type="float" office:value="-1.76419772892227">
                <text:p>-1.76419772892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3342741331209">
                <text:p>0.373342741331209</text:p>
              </table:table-cell>
              <table:table-cell office:value-type="float" office:value="-0.203486709277834">
                <text:p>-0.203486709277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2229635499016">
                <text:p>-1.22229635499016</text:p>
              </table:table-cell>
              <table:table-cell office:value-type="float" office:value="-2.71953364763032">
                <text:p>-2.71953364763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56027204878904">
                <text:p>-0.456027204878904</text:p>
              </table:table-cell>
              <table:table-cell office:value-type="float" office:value="-2.79041269027244">
                <text:p>-2.79041269027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36084490489232">
                <text:p>-0.136084490489232</text:p>
              </table:table-cell>
              <table:table-cell office:value-type="float" office:value="0.588493028191183">
                <text:p>0.588493028191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552128183748486">
                <text:p>-0.0552128183748486</text:p>
              </table:table-cell>
              <table:table-cell office:value-type="float" office:value="0.381024052824732">
                <text:p>0.381024052824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74308785699104">
                <text:p>-0.974308785699104</text:p>
              </table:table-cell>
              <table:table-cell office:value-type="float" office:value="-2.86498762239737">
                <text:p>-2.86498762239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64166166000666">
                <text:p>-0.664166166000666</text:p>
              </table:table-cell>
              <table:table-cell office:value-type="float" office:value="-3.27011574276247">
                <text:p>-3.27011574276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826520033281">
                <text:p>-1.1826520033281</text:p>
              </table:table-cell>
              <table:table-cell office:value-type="float" office:value="-2.69103797564694">
                <text:p>-2.6910379756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7320900776097">
                <text:p>-1.7320900776097</text:p>
              </table:table-cell>
              <table:table-cell office:value-type="float" office:value="-2.96566707164352">
                <text:p>-2.96566707164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348815876601">
                <text:p>2.04348815876601</text:p>
              </table:table-cell>
              <table:table-cell office:value-type="float" office:value="0.572099962549011">
                <text:p>0.572099962549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011298816795">
                <text:p>0.47011298816795</text:p>
              </table:table-cell>
              <table:table-cell office:value-type="float" office:value="-0.987095310887498">
                <text:p>-0.987095310887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7888087579328">
                <text:p>0.577888087579328</text:p>
              </table:table-cell>
              <table:table-cell office:value-type="float" office:value="0.894474222887872">
                <text:p>0.8944742228878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010682393954">
                <text:p>1.45010682393954</text:p>
              </table:table-cell>
              <table:table-cell office:value-type="float" office:value="0.718750936219283">
                <text:p>0.718750936219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3310321988329">
                <text:p>0.263310321988329</text:p>
              </table:table-cell>
              <table:table-cell office:value-type="float" office:value="-2.40491018126065">
                <text:p>-2.40491018126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085381673504">
                <text:p>0.998085381673504</text:p>
              </table:table-cell>
              <table:table-cell office:value-type="float" office:value="-0.850945459318662">
                <text:p>-0.85094545931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1323370131044">
                <text:p>0.271323370131044</text:p>
              </table:table-cell>
              <table:table-cell office:value-type="float" office:value="-2.85611812874168">
                <text:p>-2.85611812874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9089041340981">
                <text:p>-1.29089041340981</text:p>
              </table:table-cell>
              <table:table-cell office:value-type="float" office:value="-3.24397299314845">
                <text:p>-3.24397299314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4348382743906">
                <text:p>0.604348382743906</text:p>
              </table:table-cell>
              <table:table-cell office:value-type="float" office:value="-0.827013666511033">
                <text:p>-0.82701366651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9267916121606">
                <text:p>0.159267916121606</text:p>
              </table:table-cell>
              <table:table-cell office:value-type="float" office:value="-3.06286158816372">
                <text:p>-3.06286158816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97430587483019">
                <text:p>0.0797430587483019</text:p>
              </table:table-cell>
              <table:table-cell office:value-type="float" office:value="-3.11380700571143">
                <text:p>-3.11380700571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4456845174457">
                <text:p>1.34456845174457</text:p>
              </table:table-cell>
              <table:table-cell office:value-type="float" office:value="-0.655620781648739">
                <text:p>-0.655620781648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3946306744865">
                <text:p>-1.53946306744865</text:p>
              </table:table-cell>
              <table:table-cell office:value-type="float" office:value="-2.23294381140945">
                <text:p>-2.23294381140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794824065753">
                <text:p>0.453794824065753</text:p>
              </table:table-cell>
              <table:table-cell office:value-type="float" office:value="1.71692160449782">
                <text:p>1.71692160449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97084325794768">
                <text:p>-0.497084325794768</text:p>
              </table:table-cell>
              <table:table-cell office:value-type="float" office:value="-2.03850043460121">
                <text:p>-2.03850043460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49020140247799">
                <text:p>-1.49020140247799</text:p>
              </table:table-cell>
              <table:table-cell office:value-type="float" office:value="-3.02870499996428">
                <text:p>-3.02870499996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9151661146123">
                <text:p>0.789151661146123</text:p>
              </table:table-cell>
              <table:table-cell office:value-type="float" office:value="-0.250135929598239">
                <text:p>-0.250135929598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78658067032394">
                <text:p>0.0478658067032394</text:p>
              </table:table-cell>
              <table:table-cell office:value-type="float" office:value="-2.04855117418005">
                <text:p>-2.04855117418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4465824789631">
                <text:p>-0.24465824789631</text:p>
              </table:table-cell>
              <table:table-cell office:value-type="float" office:value="1.1996067561928">
                <text:p>1.1996067561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245329963212">
                <text:p>1.00245329963212</text:p>
              </table:table-cell>
              <table:table-cell office:value-type="float" office:value="0.503721058785834">
                <text:p>0.5037210587858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6643012766824">
                <text:p>1.26643012766824</text:p>
              </table:table-cell>
              <table:table-cell office:value-type="float" office:value="1.20194644952626">
                <text:p>1.20194644952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4415556151543">
                <text:p>1.44415556151543</text:p>
              </table:table-cell>
              <table:table-cell office:value-type="float" office:value="0.0269599357168964">
                <text:p>0.0269599357168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6849148087851">
                <text:p>1.76849148087851</text:p>
              </table:table-cell>
              <table:table-cell office:value-type="float" office:value="0.380256001307696">
                <text:p>0.380256001307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467123594798">
                <text:p>-0.301467123594798</text:p>
              </table:table-cell>
              <table:table-cell office:value-type="float" office:value="-0.423729475127004">
                <text:p>-0.423729475127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8983191598582">
                <text:p>0.558983191598582</text:p>
              </table:table-cell>
              <table:table-cell office:value-type="float" office:value="1.59322428381264">
                <text:p>1.593224283812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13255983141329">
                <text:p>-1.13255983141329</text:p>
              </table:table-cell>
              <table:table-cell office:value-type="float" office:value="-1.8164334546423">
                <text:p>-1.816433454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8235972846665">
                <text:p>-0.938235972846665</text:p>
              </table:table-cell>
              <table:table-cell office:value-type="float" office:value="-2.3124555569593">
                <text:p>-2.3124555569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8088340614595">
                <text:p>-1.8088340614595</text:p>
              </table:table-cell>
              <table:table-cell office:value-type="float" office:value="-2.60973200509764">
                <text:p>-2.60973200509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54503753186417">
                <text:p>-0.0254503753186417</text:p>
              </table:table-cell>
              <table:table-cell office:value-type="float" office:value="-3.22589260438324">
                <text:p>-3.22589260438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55924732041574">
                <text:p>-0.255924732041574</text:p>
              </table:table-cell>
              <table:table-cell office:value-type="float" office:value="-3.09172065353846">
                <text:p>-3.09172065353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9695627009053">
                <text:p>-1.19695627009053</text:p>
              </table:table-cell>
              <table:table-cell office:value-type="float" office:value="-2.24772710081591">
                <text:p>-2.24772710081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7627673189111">
                <text:p>-1.17627673189111</text:p>
              </table:table-cell>
              <table:table-cell office:value-type="float" office:value="-1.89952504508815">
                <text:p>-1.89952504508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332038832348">
                <text:p>-1.1332038832348</text:p>
              </table:table-cell>
              <table:table-cell office:value-type="float" office:value="-2.02440036624103">
                <text:p>-2.02440036624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9735104785978">
                <text:p>-0.359735104785978</text:p>
              </table:table-cell>
              <table:table-cell office:value-type="float" office:value="-2.57662886602628">
                <text:p>-2.57662886602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396761656138">
                <text:p>1.00396761656138</text:p>
              </table:table-cell>
              <table:table-cell office:value-type="float" office:value="0.237031640001094">
                <text:p>0.237031640001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1458342080802">
                <text:p>0.251458342080802</text:p>
              </table:table-cell>
              <table:table-cell office:value-type="float" office:value="-2.37221681612183">
                <text:p>-2.37221681612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92882350499302">
                <text:p>-0.392882350499302</text:p>
              </table:table-cell>
              <table:table-cell office:value-type="float" office:value="-0.0522659861068353">
                <text:p>-0.0522659861068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896178156717245">
                <text:p>-0.896178156717245</text:p>
              </table:table-cell>
              <table:table-cell office:value-type="float" office:value="-1.69496071911282">
                <text:p>-1.69496071911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04547811696663">
                <text:p>-0.204547811696663</text:p>
              </table:table-cell>
              <table:table-cell office:value-type="float" office:value="-1.9439165129238">
                <text:p>-1.9439165129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59441854820066">
                <text:p>-0.259441854820066</text:p>
              </table:table-cell>
              <table:table-cell office:value-type="float" office:value="0.388286014936987">
                <text:p>0.3882860149369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749327835713851">
                <text:p>-0.0749327835713851</text:p>
              </table:table-cell>
              <table:table-cell office:value-type="float" office:value="0.834570638933714">
                <text:p>0.834570638933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83423971725272">
                <text:p>-0.183423971725272</text:p>
              </table:table-cell>
              <table:table-cell office:value-type="float" office:value="-3.12584368885365">
                <text:p>-3.12584368885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4442061997374">
                <text:p>0.144442061997374</text:p>
              </table:table-cell>
              <table:table-cell office:value-type="float" office:value="1.35888432636227">
                <text:p>1.35888432636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6724102501203">
                <text:p>0.926724102501203</text:p>
              </table:table-cell>
              <table:table-cell office:value-type="float" office:value="0.0964493651270151">
                <text:p>0.0964493651270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4301283191872">
                <text:p>1.34301283191872</text:p>
              </table:table-cell>
              <table:table-cell office:value-type="float" office:value="-0.0699141344848102">
                <text:p>-0.0699141344848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9617051285247">
                <text:p>0.539617051285247</text:p>
              </table:table-cell>
              <table:table-cell office:value-type="float" office:value="1.12167742954271">
                <text:p>1.12167742954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45386403126833">
                <text:p>-0.545386403126833</text:p>
              </table:table-cell>
              <table:table-cell office:value-type="float" office:value="-3.33862870855626">
                <text:p>-3.33862870855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303461433492">
                <text:p>1.01303461433492</text:p>
              </table:table-cell>
              <table:table-cell office:value-type="float" office:value="-0.137050840045002">
                <text:p>-0.137050840045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3018687560002">
                <text:p>1.53018687560002</text:p>
              </table:table-cell>
              <table:table-cell office:value-type="float" office:value="1.46172834110503">
                <text:p>1.461728341105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6553604251901">
                <text:p>1.56553604251901</text:p>
              </table:table-cell>
              <table:table-cell office:value-type="float" office:value="0.844135250619302">
                <text:p>0.844135250619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14440932392821">
                <text:p>-0.714440932392821</text:p>
              </table:table-cell>
              <table:table-cell office:value-type="float" office:value="-2.84103366976853">
                <text:p>-2.84103366976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0863951775144">
                <text:p>1.20863951775144</text:p>
              </table:table-cell>
              <table:table-cell office:value-type="float" office:value="0.0661991670219841">
                <text:p>0.06619916702198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50576919684864">
                <text:p>-0.650576919684864</text:p>
              </table:table-cell>
              <table:table-cell office:value-type="float" office:value="-2.22327066268529">
                <text:p>-2.22327066268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5886402987029">
                <text:p>-0.145886402987029</text:p>
              </table:table-cell>
              <table:table-cell office:value-type="float" office:value="-0.295346988314928">
                <text:p>-0.2953469883149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2235034138821">
                <text:p>1.02235034138821</text:p>
              </table:table-cell>
              <table:table-cell office:value-type="float" office:value="1.45937875431361">
                <text:p>1.45937875431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62372156364872">
                <text:p>-0.662372156364872</text:p>
              </table:table-cell>
              <table:table-cell office:value-type="float" office:value="-1.85226411579328">
                <text:p>-1.85226411579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8290652427006">
                <text:p>0.468290652427006</text:p>
              </table:table-cell>
              <table:table-cell office:value-type="float" office:value="0.0265560181423259">
                <text:p>0.0265560181423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2545967280003">
                <text:p>-1.12545967280003</text:p>
              </table:table-cell>
              <table:table-cell office:value-type="float" office:value="-1.91939740940204">
                <text:p>-1.91939740940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94306904615395">
                <text:p>-0.394306904615395</text:p>
              </table:table-cell>
              <table:table-cell office:value-type="float" office:value="-2.72381135869126">
                <text:p>-2.72381135869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4749186752407">
                <text:p>-1.24749186752407</text:p>
              </table:table-cell>
              <table:table-cell office:value-type="float" office:value="-2.03653487407191">
                <text:p>-2.036534874071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29749062211657">
                <text:p>-0.729749062211657</text:p>
              </table:table-cell>
              <table:table-cell office:value-type="float" office:value="-0.0570269846309641">
                <text:p>-0.0570269846309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93572845718252">
                <text:p>-0.193572845718252</text:p>
              </table:table-cell>
              <table:table-cell office:value-type="float" office:value="-3.48719603624672">
                <text:p>-3.48719603624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20294389369569">
                <text:p>-0.220294389369569</text:p>
              </table:table-cell>
              <table:table-cell office:value-type="float" office:value="0.77491007004898">
                <text:p>0.77491007004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3297122077016">
                <text:p>1.23297122077016</text:p>
              </table:table-cell>
              <table:table-cell office:value-type="float" office:value="0.324181889030292">
                <text:p>0.324181889030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3475294162464">
                <text:p>0.333475294162464</text:p>
              </table:table-cell>
              <table:table-cell office:value-type="float" office:value="-0.18462139708341">
                <text:p>-0.18462139708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241816415017">
                <text:p>1.50241816415017</text:p>
              </table:table-cell>
              <table:table-cell office:value-type="float" office:value="0.242312004299768">
                <text:p>0.242312004299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6818022684622">
                <text:p>1.16818022684622</text:p>
              </table:table-cell>
              <table:table-cell office:value-type="float" office:value="0.397842722310216">
                <text:p>0.397842722310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50685659377588">
                <text:p>-0.550685659377588</text:p>
              </table:table-cell>
              <table:table-cell office:value-type="float" office:value="-2.348858811572">
                <text:p>-2.348858811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